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harter" svg:font-family="charter, Georgia, Cambria, 'Times New Roman', Times, serif"/>
  </office:font-face-decls>
  <office:automatic-styles>
    <style:style style:name="P1" style:family="paragraph" style:parent-style-name="Text_20_body">
      <style:paragraph-properties fo:margin-left="0cm" fo:margin-right="0cm" style:line-height-at-least="0.677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677cm" fo:orphans="2" fo:widows="2" fo:text-indent="0cm" style:auto-text-indent="false"/>
      <style:text-properties fo:font-variant="normal" fo:text-transform="none" fo:color="#292929" loext:opacity="100%" style:font-name="charter" fo:font-size="12pt" fo:font-style="normal" fo:font-weight="normal"/>
    </style:style>
    <style:style style:name="P3" style:family="paragraph" style:parent-style-name="Text_20_body">
      <style:paragraph-properties fo:margin-left="0cm" fo:margin-right="0cm" style:line-height-at-least="0.677cm" fo:orphans="2" fo:widows="2" fo:text-indent="0cm" style:auto-text-indent="false"/>
      <style:text-properties fo:font-variant="normal" fo:text-transform="none" fo:color="#292929" loext:opacity="100%"/>
    </style:style>
    <style:style style:name="T1" style:family="text">
      <style:text-properties style:font-name="charter" fo:font-size="12pt" fo:font-style="normal" fo:font-weight="normal"/>
    </style:style>
    <style:style style:name="T2" style:family="text">
      <style:text-properties fo:font-variant="normal" fo:text-transform="none" fo:color="#292929" loext:opacity="100%" style:font-name="charter" fo:font-size="12pt" fo:font-style="normal" fo:font-weight="bold"/>
    </style:style>
    <style:style style:name="T3" style:family="text">
      <style:text-properties fo:font-variant="normal" fo:text-transform="none" fo:color="#292929" loext:opacity="100%" style:font-name="charter" fo:font-size="12pt" fo:font-style="normal" fo:font-weight="normal"/>
    </style:style>
    <style:style style:name="T4" style:family="text">
      <style:text-properties fo:font-variant="normal" fo:text-transform="none" fo:color="#292929" loext:opacity="100%" style:font-name="charter" fo:font-size="12pt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292929" loext:opacity="100%" style:font-name="charter" fo:font-size="12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2c9"/><text:span text:style-name="Strong_20_Emphasis"><text:span text:style-name="T2">Як отримати користь від своїх FSN токенів без стейкінгу</text:span></text:span></text:p>
      <text:p text:style-name="P2"><text:bookmark text:name="3112"/>Це чотири найпоширеніші причини чому Вам не цікаво запускати свою ноду, але Ви всеодно бажаєте отримати FSN винагороду:</text:p>
      <text:p text:style-name="P3"><text:bookmark text:name="5869"/>• <text:span text:style-name="T1">Ви маєте в наявності менше ніж 5000 токенів.</text:span></text:p>
      <text:p text:style-name="P3"><text:bookmark text:name="46c6"/>• <text:span text:style-name="T1">Ви не хочете навчитися запускати власну ноду .</text:span></text:p>
      <text:p text:style-name="P3"><text:bookmark text:name="120f"/>• <text:span text:style-name="T1">Ви не хочете відправляти свої токени до стейкингового пулу.</text:span></text:p>
      <text:p text:style-name="P3"><text:bookmark text:name="e90a"/>• <text:span text:style-name="T1">Ви хочете отримати свою винагороду одразу, а не поступово протягом певного часу.</text:span></text:p>
      <text:p text:style-name="P2"><text:bookmark text:name="4689"/>На відміну від інших блокчейнів, механізм Fusion Proof of Stake був розроблений з підтримкою стейкингу Time-Locked FSN токенів. Що дає можливість власникам FSN токенів скористатися стейкингом без ризиків та необхідності в налаштуванні власної ноди.</text:p>
      <text:p text:style-name="P1"><text:bookmark text:name="5a92"/><text:span text:style-name="Strong_20_Emphasis"><text:span text:style-name="T2">Як це працює?</text:span></text:span></text:p>
      <text:p text:style-name="P2"><text:bookmark text:name="e345"/>Щоб простіше було зрозуміти уявимо що є дві кардинально різних між собою людини Джек і Джил.<text:line-break/>У Джека є 5,000 FSN, але він завжди зайнятий, недосвідчений у блокчейн технологіях крім того в нього немає бажання вникати у процеси запуску і підтримки ноди.</text:p>
      <text:p text:style-name="P1"><text:bookmark text:name="75cc"/><text:span text:style-name="T3">З іншого боку, Джилл є досвідченим у підтримці та запуску нод і вже розгорнув високофункціональну ноду у Fusion Network. Можливо, використовуючи простий у використанні </text:span><text:a xlink:type="simple" xlink:href="https://fusionnetworks.zendesk.com/hc/en-us/sections/360004739313-Staking-on-Fusion-s-MainNet" office:target-frame-name="_blank" xlink:show="new" text:style-name="Internet_20_link" text:visited-style-name="Visited_20_Internet_20_Link"><text:span text:style-name="T4">посібник</text:span></text:a><text:span text:style-name="T3"> Fusion.<text:line-break/>Джек і Джилл можуть продуктивно співпрацювати на взаємовигідних умовах, щоб максимізувати свої винагороди від стейкингу, використавши функції Time-lock та Quantum Swap Fusion. Насправді процес дуже швидкий і простий.</text:span></text:p>
      <text:p text:style-name="P1"><text:bookmark text:name="05bb"/><text:span text:style-name="T3">Перед прочитанням цього прикладу, рекомендую ознайомитися з </text:span><text:a xlink:type="simple" xlink:href="https://link.medium.com/V35aqGCeX1" text:style-name="Internet_20_link" text:visited-style-name="Visited_20_Internet_20_Link"><text:span text:style-name="T4">статтею</text:span></text:a><text:span text:style-name="T3"> яка допоможе краще зрозуміти як розраховується винагорода.</text:span></text:p>
      <text:p text:style-name="P2"><text:bookmark text:name="0054"/>Джек переводить у time-lock його 5,000 FSN на вибраний період часу. Для цього прикладу припустимо, що на два місяці починаючи від сьогодні(зараз, 2 місяці).</text:p>
      <text:p text:style-name="P2"><text:bookmark text:name="a538"/>Потім Джек створює своп пропозицію на ринку Quantum Swap на свої 5000 (зараз, 2 місяці) time-locked FSN токенів в обмін на повоцінні FSN токени, скажімо 500 FSN.</text:p>
      <text:p text:style-name="P2"><text:bookmark text:name="84ea"/><text:soft-page-break/>Джилл побачила цей своп і порахувала, що вона може згенерувати більше ніж 500 FSN токенів винагороди із Джекових 5000 FSN токенів(зараз, 2 місяці) time-locked на двомісячний період. Тож Джилл виконує своп.<text:line-break/>Таким чином, Джек отримає 500 FSN за двомісячне користування його 5,000 FSN токенів!</text:p>
      <text:p text:style-name="P1"><text:bookmark text:name="cf54"/><text:span text:style-name="T3">Насправді, ми навіть можемо використовувати припущення в наведеній у </text:span><text:a xlink:type="simple" xlink:href="https://www.fusion.org/community/staking" office:target-frame-name="_blank" xlink:show="new" text:style-name="Internet_20_link" text:visited-style-name="Visited_20_Internet_20_Link"><text:span text:style-name="T4">Fusion staking estimator</text:span></text:a><text:span text:style-name="T3">, щоб побачити, чи обмін також був вигідним для Джилл.</text:span></text:p>
      <text:p text:style-name="P1"><text:bookmark text:name="c1d3"/><text:span text:style-name="Emphasis"><text:span text:style-name="T5">(5,000 / 8,000,000) * 2.5 FSN * 5760 * 365 = 3,285 FSN зароблені за рік стейкингу</text:span></text:span></text:p>
      <text:p text:style-name="P2"><text:bookmark text:name="6bcd"/>Оскільки Джил має право користуватися токенами Джека всього 2 місяці, нам потрібно порахувати заробіток за два місяці, а не за цілий рік.</text:p>
      <text:p text:style-name="P1"><text:bookmark text:name="ec50"/><text:span text:style-name="Emphasis"><text:span text:style-name="T5">3,285 * (2 місяці / 12 місяців) = 547.5 FSN токенів</text:span></text:span><text:span text:style-name="T3">.</text:span></text:p>
      <text:p text:style-name="P2"><text:bookmark text:name="c8bb"/>Так як Джил заробив 547.5 FSN з прав на використання Джековими токенами вартість яких становить 500 FSN, ми бачимо що Джил також отримав вигоду</text:p>
      <text:p text:style-name="P2"><text:bookmark text:name="8ccd"/>Звичайно, існують й інші фактори, які впливають на роботу ноди, такі як плата за VPS, яка також має враховуватись у розрахунку. Наведені вище цифри є лише прикладом, та не повинні сприйматися як остаточні та незмінні.</text:p>
      <text:p text:style-name="P2"><text:bookmark text:name="99aa"/>Після закінчення двомісячного періоду Джек повністю володіє своїми 5000 FSN, які більше не заблоковані, а Джилл заробив додаткові 47,5 FSN, за два місяці стейкингу Джекових токенів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harter" svg:font-family="charter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19:34:32.584000000</dc:date>
    <meta:editing-duration>PT10S</meta:editing-duration>
    <meta:editing-cycles>1</meta:editing-cycles>
    <meta:document-statistic meta:table-count="0" meta:image-count="0" meta:object-count="0" meta:page-count="2" meta:paragraph-count="21" meta:word-count="467" meta:character-count="3015" meta:non-whitespace-character-count="2569"/>
    <meta:generator>LibreOffice/7.2.2.2$Windows_X86_64 LibreOffice_project/02b2acce88a210515b4a5bb2e46cbfb63fe97d56</meta:generator>
  </office:meta>
</office:document-meta>
</file>